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content.xml"/>
  <manifest:file-entry manifest:media-type="image/jpeg" manifest:full-path="Pictures/100000000000012C0000012FB50E7525.jpg"/>
  <manifest:file-entry manifest:media-type="image/png" manifest:full-path="Pictures/10000000000003130000020B84D4B0B5.png"/>
  <manifest:file-entry manifest:media-type="text/xml" manifest:full-path="Object 4/styles.xml"/>
  <manifest:file-entry manifest:media-type="text/xml" manifest:full-path="Object 4/content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image/png" manifest:full-path="Thumbnails/thumbnail.png"/>
  <manifest:file-entry manifest:media-type="text/xml" manifest:full-path="Object 1/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styles.xml"/>
  <manifest:file-entry manifest:media-type="text/xml" manifest:full-path="Object 3/content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2.794cm"/>
    </style:style>
    <style:style style:name="pr4" style:family="presentation" style:parent-style-name="SiriusMurzim-title">
      <style:graphic-properties draw:fill-color="#ffffff" draw:auto-grow-height="true" fo:min-height="3.181cm"/>
    </style:style>
    <style:style style:name="pr5" style:family="presentation" style:parent-style-name="SiriusMurzim-outline1">
      <style:graphic-properties draw:fill-color="#ffffff" fo:min-height="10.546cm"/>
    </style:style>
    <style:style style:name="pr6" style:family="presentation" style:parent-style-name="SiriusMurzim-notes">
      <style:graphic-properties draw:fill-color="#ffffff" draw:auto-grow-height="true" fo:min-height="10.923cm"/>
    </style:style>
    <style:style style:name="pr7" style:family="presentation" style:parent-style-name="SiriusMurzim-outline1">
      <style:graphic-properties draw:fill-color="#ffffff" draw:auto-grow-height="true" fo:min-height="10.797cm"/>
    </style:style>
    <style:style style:name="pr8" style:family="presentation" style:parent-style-name="SiriusMurzim-title">
      <style:graphic-properties draw:fill-color="#ffffff" draw:auto-grow-height="true" fo:min-height="3.986cm"/>
    </style:style>
    <style:style style:name="pr9" style:family="presentation" style:parent-style-name="SiriusMurzim-title">
      <style:graphic-properties fo:min-height="2.93cm"/>
    </style:style>
    <style:style style:name="pr10" style:family="presentation" style:parent-style-name="SiriusMurzim-outline1">
      <style:graphic-properties fo:min-height="11.751cm"/>
    </style:style>
    <style:style style:name="pr11" style:family="presentation" style:parent-style-name="SiriusMurzim-notes">
      <style:graphic-properties draw:fill-color="#ffffff" fo:min-height="10.6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text:enable-numbering="false" fo:margin-left="0cm" fo:margin-right="0cm" fo:margin-top="0.282cm" fo:margin-bottom="0cm" fo:text-indent="0cm" style:writing-mode="lr-tb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99" fo:language="nl" fo:country="BE"/>
    </style:style>
    <style:style style:name="T2" style:family="text">
      <style:text-properties fo:language="nl" fo:country="BE"/>
    </style:style>
    <style:style style:name="T3" style:family="text">
      <style:text-properties fo:font-family="Tahoma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4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AST meeting</presentation:footer-decl>
      <presentation:date-time-decl presentation:name="dtd1" presentation:source="fixed">November 12, 2006</presentation:date-time-decl>
      <draw:page draw:name="Algemene ledenvergadering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DeepskyLog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4 april 2009</text:span></text:p>
          </draw:text-box>
        </draw:frame>
        <presentation:notes draw:style-name="dp2">
          <draw:page-thumbnail draw:style-name="gr1" draw:layer="layout" svg:width="13.95cm" svg:height="10.66cm" svg:x="2.889cm" svg:y="2.16cm" draw:page-number="1" presentation:class="page"/>
          <draw:frame presentation:style-name="pr3" draw:text-style-name="P1" draw:layer="layout" svg:width="15.783cm" svg:height="12.794cm" svg:x="1.973cm" svg:y="13.503cm" presentation:class="notes" presentation:placeholder="true">
            <draw:text-box/>
          </draw:frame>
        </presentation:notes>
      </draw:page>
      <draw:page draw:name="page2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5.027cm" svg:height="4.725cm" svg:x="5.187cm" svg:y="0.809cm" presentation:class="title" presentation:user-transformed="true">
          <draw:text-box>
            <text:p text:style-name="P1">DeepskyLog geschiedenis</text:p>
          </draw:text-box>
        </draw:frame>
        <draw:frame presentation:style-name="pr5" draw:text-style-name="P5" draw:layer="layout" svg:width="21.59cm" svg:height="10.809cm" svg:x="1.905cm" svg:y="6.137cm" presentation:class="outline" presentation:user-transformed="true">
          <draw:text-box>
            <text:list text:style-name="L4">
              <text:list-item>
                <text:p text:style-name="P1">Augustus 2003 : Eerste ideëen, astr<text:span text:style-name="T3">onomylog</text:span></text:p>
              </text:list-item>
              <text:list-item>
                <text:p text:style-name="P1"><text:span text:style-name="T3">Zomer 2004 : Trophy cup Sirius. SDB-project, waarneemscript door Toine op murzim-website.</text:span></text:p>
              </text:list-item>
              <text:list-item>
                <text:p text:style-name="P1"><text:span text:style-name="T3">Eind juli 2004 : Officiële </text:span><text:span text:style-name="T4">start, eerste lijnen code op murzim website</text:span></text:p>
              </text:list-item>
              <text:list-item>
                <text:p text:style-name="P1"><text:span text:style-name="T4">29 september 2004 : 4 testers</text:span></text:p>
              </text:list-item>
              <text:list-item>
                <text:p text:style-name="P1"><text:span text:style-name="T4">9 oktober 2004 : Eerste Sirius versie</text:span></text:p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2" presentation:class="page"/>
          <draw:frame presentation:style-name="pr6" draw:text-style-name="P6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3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5.027cm" svg:height="4.725cm" svg:x="5.187cm" svg:y="0.809cm" presentation:class="title" presentation:user-transformed="true">
          <draw:text-box>
            <text:p text:style-name="P1">DeepskyLog geschiedenis</text:p>
          </draw:text-box>
        </draw:frame>
        <draw:frame presentation:style-name="pr7" draw:text-style-name="P5" draw:layer="layout" svg:width="21.59cm" svg:height="12.61cm" svg:x="1.91cm" svg:y="5.5cm" presentation:class="outline" presentation:user-transformed="true">
          <draw:text-box>
            <text:list text:style-name="L4">
              <text:list-item>
                <text:p text:style-name="P1">26 november 2004 : DeepskyLog</text:p>
              </text:list-item>
              <text:list-item>
                <text:p text:style-name="P1">7 december 2004 : DeepskyLog 1.0 op http://www.deepskylog.be/</text:p>
              </text:list-item>
              <text:list-item>
                <text:p text:style-name="P1">22 februari 2005 : DeepskyLog 2.0</text:p>
                <text:list>
                  <text:list-item>
                    <text:p text:style-name="P1">Zoeken op waarnemingen</text:p>
                  </text:list-item>
                  <text:list-item>
                    <text:p text:style-name="P1">pdf bestanden voor objecten en waarnemingen</text:p>
                  </text:list-item>
                  <text:list-item>
                    <text:p text:style-name="P1">'club' concept</text:p>
                  </text:list-item>
                  <text:list-item>
                    <text:p text:style-name="P1">DeepSkyLive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3" presentation:class="page"/>
          <draw:frame presentation:style-name="pr6" draw:text-style-name="P6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4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5.027cm" svg:height="4.725cm" svg:x="5.187cm" svg:y="0.809cm" presentation:class="title" presentation:user-transformed="true">
          <draw:text-box>
            <text:p text:style-name="P1">DeepskyLog geschiedenis</text:p>
          </draw:text-box>
        </draw:frame>
        <draw:frame presentation:style-name="pr7" draw:text-style-name="P5" draw:layer="layout" svg:width="21.59cm" svg:height="10.909cm" svg:x="1.905cm" svg:y="6.137cm" presentation:class="outline" presentation:user-transformed="true">
          <draw:text-box>
            <text:list text:style-name="L4">
              <text:list-item>
                <text:p text:style-name="P1">2 juli 2005 : DeepskyLog 2.1</text:p>
                <text:list>
                  <text:list-item>
                    <text:p text:style-name="P1">Importeren en exporteren van waarnemingen in csv formaat</text:p>
                  </text:list-item>
                  <text:list-item>
                    <text:p text:style-name="P1">Makkelijker om meerdere waarnemingen van 1 nacht in te geven</text:p>
                  </text:list-item>
                  <text:list-item>
                    <text:p text:style-name="P1">Aangepaste versie objecten database</text:p>
                  </text:list-item>
                  <text:list-item>
                    <text:p text:style-name="P1">Zoeken op diameter van objecten</text:p>
                  </text:list-item>
                </text:list>
              </text:list-item>
              <text:list-item>
                <text:p text:style-name="P1">9 november 2005 : 5000 waarnemingen</text:p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4" presentation:class="page"/>
          <draw:frame presentation:style-name="pr6" draw:text-style-name="P6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5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19.473cm" svg:height="4.725cm" svg:x="2.964cm" svg:y="0.919cm" presentation:class="title" presentation:user-transformed="true">
          <draw:text-box>
            <text:p text:style-name="P1">DeepskyLog<text:line-break/>geschiedenis</text:p>
          </draw:text-box>
        </draw:frame>
        <draw:frame presentation:style-name="pr7" draw:text-style-name="P5" draw:layer="layout" svg:width="21.59cm" svg:height="11.195cm" svg:x="1.905cm" svg:y="6.137cm" presentation:class="outline" presentation:user-transformed="true">
          <draw:text-box>
            <text:list text:style-name="L4">
              <text:list-item>
                <text:p text:style-name="P1">2006 : DeepskyLog 2.2</text:p>
                <text:list>
                  <text:list-item>
                    <text:p text:style-name="P1">Zoeken op grensmagnitude en seeing</text:p>
                  </text:list-item>
                  <text:list-item>
                    <text:p text:style-name="P1">Exporteer objecten naar csv formaat</text:p>
                  </text:list-item>
                  <text:list-item>
                    <text:p text:style-name="P1">Sorteer objecten op gezien/niet gezien</text:p>
                  </text:list-item>
                  <text:list-item>
                    <text:p text:style-name="P1">Zoek waarnemingen</text:p>
                    <text:list>
                      <text:list-item>
                        <text:p text:style-name="P1">Met tekeningen</text:p>
                      </text:list-item>
                      <text:list-item>
                        <text:p text:style-name="P1">Van instrumenten met bepaalde diameter</text:p>
                      </text:list-item>
                    </text:list>
                  </text:list-item>
                </text:list>
              </text:list-item>
              <text:list-item>
                <text:p text:style-name="P1">28 mei 2006 : 10000 observaties</text:p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5" presentation:class="page"/>
          <draw:frame presentation:style-name="pr6" draw:text-style-name="P1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6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19.473cm" svg:height="4.725cm" svg:x="2.964cm" svg:y="0.919cm" presentation:class="title" presentation:user-transformed="true">
          <draw:text-box>
            <text:p text:style-name="P1">DeepskyLog geschiedenis</text:p>
          </draw:text-box>
        </draw:frame>
        <draw:frame presentation:style-name="pr7" draw:text-style-name="P5" draw:layer="layout" svg:width="21.59cm" svg:height="10.797cm" svg:x="1.905cm" svg:y="6.137cm" presentation:class="outline" presentation:user-transformed="true">
          <draw:text-box>
            <text:list text:style-name="L4">
              <text:list-item>
                <text:p text:style-name="P1">31 mei 2006 : DeepskyLog 3.0</text:p>
                <text:list>
                  <text:list-item>
                    <text:p text:style-name="P1">Module concept : Kometen</text:p>
                  </text:list-item>
                  <text:list-item>
                    <text:p text:style-name="P1">Cross queries voor waarnemingen van deepsky objecten</text:p>
                  </text:list-item>
                  <text:list-item>
                    <text:p text:style-name="P1">Onbeperkte lijst in 'Meest actieve waarnemers' en 'Populaire objecten' <text:s text:c="2"/></text:p>
                  </text:list-item>
                  <text:list-item>
                    <text:p text:style-name="P1">Zoeken naar tekst in waarnem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6" presentation:class="page"/>
          <draw:frame presentation:style-name="pr6" draw:text-style-name="P1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7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5.187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1.751cm" svg:x="1.865cm" svg:y="5.295cm" presentation:class="outline" presentation:user-transformed="true">
          <draw:text-box>
            <text:list text:style-name="L4">
              <text:list-item>
                <text:p>Oktober 2006 : 3<text:span text:style-name="T5">de</text:span> developer (David Erzeel) </text:p>
              </text:list-item>
              <text:list-item>
                <text:p>November 2006 : samenwerking met Duitse werkgroep computerastronomie. Gemeenschappelijk formaat om waarnemingen te importeren/exporteren</text:p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7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8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5.187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2.81cm" svg:x="1.865cm" svg:y="5.295cm" presentation:class="outline" presentation:user-transformed="true">
          <draw:text-box>
            <text:list text:style-name="L4">
              <text:list-item>
                <text:p>StarNights 2007 : DeepskyLog 3.1</text:p>
                <text:list>
                  <text:list-item>
                    <text:p>Zoeken op waarnemingen die je zelf niet hebt gedaan</text:p>
                  </text:list-item>
                  <text:list-item>
                    <text:p>overzicht nabije objecten</text:p>
                  </text:list-item>
                  <text:list-item>
                    <text:p>Sorteren op Messier, Caldwell, ...</text:p>
                  </text:list-item>
                  <text:list-item>
                    <text:p>Internationalisatie : Taalveld</text:p>
                  </text:list-item>
                  <text:list-item>
                    <text:p>Toevoegen zichtbaarheid</text:p>
                  </text:list-item>
                  <text:list-item>
                    <text:p>Gebruik lokale tijd</text:p>
                  </text:list-item>
                  <text:list-item>
                    <text:p>Nieuwe instr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8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9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5.187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1.751cm" svg:x="1.865cm" svg:y="5.295cm" presentation:class="outline" presentation:user-transformed="true">
          <draw:text-box>
            <text:list text:style-name="L4">
              <text:list-item>
                <text:p>16 december 2007 : 20000 waarnemingen</text:p>
              </text:list-item>
              <text:list-item>
                <text:p>26 juni 2008 : DeepskyLog 3.2</text:p>
                <text:list>
                  <text:list-item>
                    <text:p>Waarneemlijstjes</text:p>
                  </text:list-item>
                  <text:list-item>
                    <text:p>Importeren en exporteren van waarneemlijstjes</text:p>
                  </text:list-item>
                  <text:list-item>
                    <text:p>Berekenen van contrast reserve voor objecten</text:p>
                  </text:list-item>
                  <text:list-item>
                    <text:p>Toevoegen van filters, oculairs, l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9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0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5.187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1.751cm" svg:x="1.865cm" svg:y="5.295cm" presentation:class="outline" presentation:user-transformed="true">
          <draw:text-box>
            <text:list text:style-name="L4">
              <text:list-item>
                <text:p>7 januari 2009 : DeepskyLog 3.3</text:p>
                <text:list>
                  <text:list-item>
                    <text:p>Nieuwe layout</text:p>
                  </text:list-item>
                  <text:list-item>
                    <text:p>"Laatst gezien" kolom bij objecten</text:p>
                  </text:list-item>
                  <text:list-item>
                    <text:p>Verplichte velden aangeduid</text:p>
                  </text:list-item>
                  <text:list-item>
                    <text:p>Extra velden bij waarnemingen</text:p>
                  </text:list-item>
                  <text:list-item>
                    <text:p>Aantal objecten uit lijst bij 'Populaire objecten' </text:p>
                  </text:list-item>
                  <text:list-item>
                    <text:p>Eigen gegevens bij objecten uit lij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10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1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4.765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1.909cm" svg:x="1.865cm" svg:y="5.295cm" presentation:class="outline" presentation:user-transformed="true">
          <draw:text-box>
            <text:list text:style-name="L4">
              <text:list-item>
                <text:p>30000 waarnemingen : 10 april 2009</text:p>
              </text:list-item>
              <text:list-item>
                <text:p>25 Juni 2009 : DeepskyLog 3.4</text:p>
                <text:list>
                  <text:list-item>
                    <text:p>RSS Feed</text:p>
                  </text:list-item>
                  <text:list-item>
                    <text:p>Menu's zijn opklapbaar</text:p>
                  </text:list-item>
                </text:list>
              </text:list-item>
              <text:list-item>
                <text:p>9 oktober 2009 : DeepskyLog 3.5</text:p>
                <text:list>
                  <text:list-item>
                    <text:p>Kaartjes</text:p>
                  </text:list-item>
                  <text:list-item>
                    <text:p>Volledige &lt;OAL&gt; compatibiliteit</text:p>
                  </text:list-item>
                  <text:list-item>
                    <text:p>Ma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11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2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4.765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2.91cm" svg:x="1.865cm" svg:y="5.295cm" presentation:class="outline" presentation:user-transformed="true">
          <draw:text-box>
            <text:list text:style-name="L4">
              <text:list-item>
                <text:p>26 november 2009 : DeepskyLog 3.6</text:p>
                <text:list>
                  <text:list-item>
                    <text:p>Sterrenbeelden bij de kaartjes</text:p>
                  </text:list-item>
                  <text:list-item>
                    <text:p>Waarnemingen Tom Polakis online</text:p>
                  </text:list-item>
                  <text:list-item>
                    <text:p>&gt; 38500 waarnemingen (&gt; 7000 in Engels)</text:p>
                  </text:list-item>
                </text:list>
              </text:list-item>
              <text:list-item>
                <text:p>9 februari 2010 : DeepskyLog 3.7</text:p>
                <text:list>
                  <text:list-item>
                    <text:p>Kaartjes af te drukken</text:p>
                  </text:list-item>
                  <text:list-item>
                    <text:p>Sterren tot magnitude 16.5</text:p>
                  </text:list-item>
                  <text:list-item>
                    <text:p>Efemeriden zon, maan, schem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12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3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4.765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1.751cm" svg:x="1.865cm" svg:y="5.295cm" presentation:class="outline">
          <draw:text-box>
            <text:list text:style-name="L4">
              <text:list-item>
                <text:p>14 maart 2010 : 40000 waarnemingen</text:p>
              </text:list-item>
              <text:list-item>
                <text:p>30 maart 2010 : DeepskyLog 3.8</text:p>
                <text:list>
                  <text:list-item>
                    <text:p>berekenen van opkomst, doorgang, ondergang en hoogste punt van objecten.</text:p>
                  </text:list-item>
                  <text:list-item>
                    <text:p>Tonen van maanfase bij detail waarneming</text:p>
                  </text:list-item>
                  <text:list-item>
                    <text:p>kolommen te "shrinken", en te verplaat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13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4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4.765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2.11cm" svg:x="1.865cm" svg:y="5.295cm" presentation:class="outline" presentation:user-transformed="true">
          <draw:text-box>
            <text:list text:style-name="L4">
              <text:list-item>
                <text:p>5 juni 2010 : DeepskyLog developer dag. 5 developers</text:p>
              </text:list-item>
              <text:list-item>
                <text:p>7 juni 2010 : DeepskyLog 3.9</text:p>
                <text:list>
                  <text:list-item>
                    <text:p>Uitgebreide PDF rapporten</text:p>
                  </text:list-item>
                  <text:list-item>
                    <text:p>Onthouden van de query parameters bij zoekopdrachten</text:p>
                  </text:list-item>
                  <text:list-item>
                    <text:p>Consequente naamgeving objecten</text:p>
                  </text:list-item>
                  <text:list-item>
                    <text:p>Bewaren queries objecten en observa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14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5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4.765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1.751cm" svg:x="1.865cm" svg:y="5.295cm" presentation:class="outline">
          <draw:text-box>
            <text:list text:style-name="L4">
              <text:list-item>
                <text:p>6 oktober 2010 : DeepskyLog 4.0</text:p>
                <text:list>
                  <text:list-item>
                    <text:p>Uitgebreide mappen als pdf voor waarneemlijsten</text:p>
                  </text:list-item>
                  <text:list-item>
                    <text:p>Actief / deactief maken van telescopen, oculairs, waarneemplaatsen</text:p>
                  </text:list-item>
                  <text:list-item>
                    <text:p>ICQ export voor kometen</text:p>
                  </text:list-item>
                  <text:list-item>
                    <text:p>Jaarefemeriden bij objecten</text:p>
                  </text:list-item>
                  <text:list-item>
                    <text:p>Inklappen menu's boven en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15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6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4.765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1.751cm" svg:x="1.865cm" svg:y="5.295cm" presentation:class="outline">
          <draw:text-box>
            <text:list text:style-name="L4">
              <text:list-item>
                <text:p>8 december 2010 : DeepskyLog 4.1</text:p>
                <text:list>
                  <text:list-item>
                    <text:p>Beste waarneemperiode zichtbaar bij waarneemlijsten</text:p>
                  </text:list-item>
                  <text:list-item>
                    <text:p>Berichtensysteem</text:p>
                  </text:list-item>
                </text:list>
              </text:list-item>
              <text:list-item>
                <text:p>8 april 2011 : 50000 waarnemingen</text:p>
              </text:list-item>
              <text:list-item>
                <text:p>2 juli 2011 : DeepskyLog 4.2</text:p>
                <text:list>
                  <text:list-item>
                    <text:p>Toevoegen van sess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16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7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027cm" svg:height="4.725cm" svg:x="4.765cm" svg:y="0.809cm" presentation:class="title" presentation:user-transformed="true">
          <draw:text-box>
            <text:p>DeepskyLog geschiedenis</text:p>
          </draw:text-box>
        </draw:frame>
        <draw:frame presentation:style-name="pr10" draw:layer="layout" svg:width="21.69cm" svg:height="13.21cm" svg:x="1.865cm" svg:y="5.295cm" presentation:class="outline" presentation:user-transformed="true">
          <draw:text-box>
            <text:list text:style-name="L4">
              <text:list-item>
                <text:p>19 januari 2012 : DeepskyLog 4.3</text:p>
                <text:list>
                  <text:list-item>
                    <text:p>HTML 5</text:p>
                  </text:list-item>
                  <text:list-item>
                    <text:p>OAL 2.1</text:p>
                  </text:list-item>
                  <text:list-item>
                    <text:p>Google translate</text:p>
                  </text:list-item>
                  <text:list-item>
                    <text:p>Dubbelsterren</text:p>
                  </text:list-item>
                  <text:list-item>
                    <text:p>Beeldencatalogi</text:p>
                  </text:list-item>
                  <text:list-item>
                    <text:p>Statistieken</text:p>
                  </text:list-item>
                  <text:list-item>
                    <text:p>Deepsky atlas</text:p>
                  </text:list-item>
                </text:list>
              </text:list-item>
              <text:list-item>
                <text:p>30 mei 2012 : 60000 waarneming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83cm" svg:height="9.839cm" svg:x="3.422cm" svg:y="2.73cm" draw:page-number="17" presentation:class="page"/>
          <draw:frame presentation:style-name="pr11" draw:layer="layout" svg:width="13.637cm" svg:height="10.672cm" svg:x="3.053cm" svg:y="13.525cm" presentation:class="notes" presentation:placeholder="true">
            <draw:text-box/>
          </draw:frame>
        </presentation:notes>
      </draw:page>
      <draw:page draw:name="page18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19.473cm" svg:height="4.725cm" svg:x="2.964cm" svg:y="0.919cm" presentation:class="title" presentation:user-transformed="true">
          <draw:text-box>
            <text:p text:style-name="P1">DeepskyLog<text:line-break/>nu</text:p>
          </draw:text-box>
        </draw:frame>
        <draw:frame draw:style-name="gr2" draw:layer="layout" svg:width="22.238cm" svg:height="7.125cm" svg:x="2.299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883cm" svg:height="9.839cm" svg:x="3.422cm" svg:y="2.73cm" draw:page-number="18" presentation:class="page"/>
          <draw:frame presentation:style-name="pr6" draw:text-style-name="P6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19" draw:style-name="dp3" draw:master-page-name="SiriusMurzim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19.473cm" svg:height="4.725cm" svg:x="2.964cm" svg:y="0.919cm" presentation:class="title" presentation:user-transformed="true">
          <draw:text-box>
            <text:p text:style-name="P1">DeepskyLog<text:line-break/>nu</text:p>
          </draw:text-box>
        </draw:frame>
        <draw:frame draw:style-name="gr2" draw:layer="layout" svg:width="29.245cm" svg:height="11.653cm" svg:x="0.5cm" svg:y="5.3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883cm" svg:height="9.839cm" svg:x="3.422cm" svg:y="2.73cm" draw:page-number="19" presentation:class="page"/>
          <draw:frame presentation:style-name="pr6" draw:text-style-name="P6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20" draw:style-name="dp3" draw:master-page-name="SiriusMurzim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19.473cm" svg:height="4.725cm" svg:x="2.964cm" svg:y="0.919cm" presentation:class="title" presentation:user-transformed="true">
          <draw:text-box>
            <text:p text:style-name="P1">DeepskyLog<text:line-break/>nu</text:p>
          </draw:text-box>
        </draw:frame>
        <draw:frame draw:style-name="gr2" draw:layer="layout" svg:width="25.4cm" svg:height="11.27cm" svg:x="-0.001cm" svg:y="5.6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883cm" svg:height="9.839cm" svg:x="3.422cm" svg:y="2.73cm" draw:page-number="20" presentation:class="page"/>
          <draw:frame presentation:style-name="pr6" draw:text-style-name="P6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21" draw:style-name="dp3" draw:master-page-name="SiriusMurzim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19.473cm" svg:height="4.725cm" svg:x="2.964cm" svg:y="0.919cm" presentation:class="title" presentation:user-transformed="true">
          <draw:text-box>
            <text:p text:style-name="P1">DeepskyLog<text:line-break/>nu</text:p>
          </draw:text-box>
        </draw:frame>
        <draw:frame draw:style-name="gr2" draw:layer="layout" svg:width="26.54cm" svg:height="12.1cm" svg:x="-0.041cm" svg:y="5.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883cm" svg:height="9.839cm" svg:x="3.422cm" svg:y="2.73cm" draw:page-number="21" presentation:class="page"/>
          <draw:frame presentation:style-name="pr6" draw:text-style-name="P6" draw:layer="layout" svg:width="13.637cm" svg:height="10.923cm" svg:x="3.053cm" svg:y="13.525cm" presentation:class="notes" presentation:placeholder="true">
            <draw:text-box/>
          </draw:frame>
        </presentation:notes>
      </draw:page>
      <draw:page draw:name="page22" draw:style-name="dp3" draw:master-page-name="SiriusMurzim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19.473cm" svg:height="4.725cm" svg:x="2.964cm" svg:y="0.919cm" presentation:class="title" presentation:user-transformed="true">
          <draw:text-box>
            <text:p text:style-name="P1">Toekomst<text:line-break/>DeepskyLog</text:p>
          </draw:text-box>
        </draw:frame>
        <draw:frame presentation:style-name="pr7" draw:text-style-name="P5" draw:layer="layout" svg:width="21.59cm" svg:height="10.797cm" svg:x="1.905cm" svg:y="6.137cm" presentation:class="outline" presentation:user-transformed="true">
          <draw:text-box>
            <text:list text:style-name="L4">
              <text:list-item>
                <text:p text:style-name="P1">Grote Sirius Premiere!!!</text:p>
              </text:list-item>
            </text:list>
          </draw:text-box>
        </draw:frame>
        <presentation:notes draw:style-name="dp2">
          <draw:page-thumbnail draw:style-name="gr1" draw:layer="layout" svg:width="12.883cm" svg:height="9.839cm" svg:x="3.422cm" svg:y="2.73cm" draw:page-number="22" presentation:class="page"/>
          <draw:frame presentation:style-name="pr6" draw:text-style-name="P1" draw:layer="layout" svg:width="13.637cm" svg:height="10.923cm" svg:x="3.053cm" svg:y="13.525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iriusMurzim-background" style:family="presentation">
      <style:graphic-properties draw:stroke="none" draw:fill="none"/>
    </style:style>
    <style:style style:name="SiriusMurzim-backgroundobjects" style:family="presentation">
      <style:graphic-properties draw:shadow="hidden" draw:shadow-offset-x="0.3cm" draw:shadow-offset-y="0.3cm" draw:shadow-color="#808080"/>
    </style:style>
    <style:style style:name="SiriusMurzim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riusMurzim-outline1" style:family="presentation">
      <style:graphic-properties draw:stroke="none" draw:fill="none">
        <text:list-style style:name="SiriusMurzim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Americana BT'" style:font-pitch="variable" fo:font-size="28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riusMurzim-outline2" style:family="presentation" style:parent-style-name="SiriusMurzim-outline1">
      <style:paragraph-properties fo:margin-left="2.4cm" fo:margin-right="0cm" fo:margin-top="0cm" fo:margin-bottom="0.4cm" fo:text-indent="-0.8cm"/>
      <style:text-properties fo:font-family="'Americana BT'" style:font-pitch="variable" fo:font-size="28pt" style:font-size-asian="28pt" style:font-size-complex="28pt"/>
    </style:style>
    <style:style style:name="SiriusMurzim-outline3" style:family="presentation" style:parent-style-name="SiriusMurzim-outline2">
      <style:paragraph-properties fo:margin-left="3.6cm" fo:margin-right="0cm" fo:margin-top="0cm" fo:margin-bottom="0.3cm" fo:text-indent="-0.6cm"/>
      <style:text-properties fo:font-family="'Americana BT'" style:font-pitch="variable" fo:font-size="24pt" style:font-size-asian="24pt" style:font-size-complex="24pt"/>
    </style:style>
    <style:style style:name="SiriusMurzim-outline4" style:family="presentation" style:parent-style-name="SiriusMurzim-outline3">
      <style:paragraph-properties fo:margin-left="4.8cm" fo:margin-right="0cm" fo:margin-top="0cm" fo:margin-bottom="0.2cm" fo:text-indent="-0.6cm"/>
      <style:text-properties fo:font-family="'Americana BT'" style:font-pitch="variable" fo:font-size="20pt" style:font-size-asian="20pt" style:font-size-complex="20pt"/>
    </style:style>
    <style:style style:name="SiriusMurzim-outline5" style:family="presentation" style:parent-style-name="SiriusMurzim-outline4">
      <style:paragraph-properties fo:margin-left="6cm" fo:margin-right="0cm" fo:margin-top="0cm" fo:margin-bottom="0.1cm" fo:text-indent="-0.6cm"/>
      <style:text-properties fo:font-family="'Americana BT'" style:font-pitch="variable" fo:font-size="20pt" style:font-size-asian="20pt" style:font-size-complex="20pt"/>
    </style:style>
    <style:style style:name="SiriusMurzim-outline6" style:family="presentation" style:parent-style-name="SiriusMurzim-outline5">
      <style:paragraph-properties fo:margin-left="7.2cm" fo:margin-right="0cm" fo:margin-top="0cm" fo:margin-bottom="0.1cm" fo:text-indent="-0.6cm"/>
      <style:text-properties fo:font-family="'Americana BT'" style:font-pitch="variable" fo:font-size="20pt" style:font-size-asian="20pt" style:font-size-complex="20pt"/>
    </style:style>
    <style:style style:name="SiriusMurzim-outline7" style:family="presentation" style:parent-style-name="SiriusMurzim-outline6">
      <style:paragraph-properties fo:margin-left="8.4cm" fo:margin-right="0cm" fo:margin-top="0cm" fo:margin-bottom="0.1cm" fo:text-indent="-0.6cm"/>
      <style:text-properties fo:font-family="'Americana BT'" style:font-pitch="variable" fo:font-size="20pt" style:font-size-asian="20pt" style:font-size-complex="20pt"/>
    </style:style>
    <style:style style:name="SiriusMurzim-outline8" style:family="presentation" style:parent-style-name="SiriusMurzim-outline7">
      <style:paragraph-properties fo:margin-left="9.6cm" fo:margin-right="0cm" fo:margin-top="0cm" fo:margin-bottom="0.1cm" fo:text-indent="-0.6cm"/>
      <style:text-properties fo:font-family="'Americana BT'" style:font-pitch="variable" fo:font-size="20pt" style:font-size-asian="20pt" style:font-size-complex="20pt"/>
    </style:style>
    <style:style style:name="SiriusMurzim-outline9" style:family="presentation" style:parent-style-name="SiriusMurzim-outline8">
      <style:paragraph-properties fo:margin-left="10.8cm" fo:margin-right="0cm" fo:margin-top="0cm" fo:margin-bottom="0.1cm" fo:text-indent="-0.6cm"/>
      <style:text-properties fo:font-family="'Americana BT'" style:font-pitch="variable" fo:font-size="20pt" style:font-size-asian="20pt" style:font-size-complex="20pt"/>
    </style:style>
    <style:style style:name="SiriusMurzim-subtitle" style:family="presentation">
      <style:graphic-properties draw:stroke="none" draw:fill="none" draw:textarea-vertical-align="middle">
        <text:list-style style:name="SiriusMurzim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riusMurzim-title" style:family="presentation">
      <style:graphic-properties draw:stroke="none" draw:fill="none" draw:textarea-vertical-align="middle">
        <text:list-style style:name="SiriusMurzim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'Comic Sans MS'" style:font-pitch="variable" fo:font-size="48pt" fo:font-style="normal" fo:text-shadow="1pt 1pt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000099" draw:fill="none" draw:fill-color="#00cc99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Mgr5" style:family="graphic" style:parent-style-name="standard">
      <style:graphic-properties draw:stroke="solid" svg:stroke-width="0.079cm" svg:stroke-color="#000099" draw:fill="none" draw:fill-color="#ffffff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M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riusMurzim-title">
      <style:graphic-properties draw:fill-color="#ffffff" draw:auto-grow-height="false" fo:min-height="3.507cm"/>
    </style:style>
    <style:style style:name="Mpr2" style:family="presentation" style:parent-style-name="SiriusMurzim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3cm" svg:y="3.979cm" draw:page-number="1"/>
      <draw:page-thumbnail draw:layer="backgroundobjects" svg:width="6.823cm" svg:height="5.117cm" svg:x="10.891cm" svg:y="3.979cm"/>
      <draw:page-thumbnail draw:layer="backgroundobjects" svg:width="6.823cm" svg:height="5.117cm" svg:x="2.013cm" svg:y="11.655cm"/>
      <draw:page-thumbnail draw:layer="backgroundobjects" svg:width="6.823cm" svg:height="5.117cm" svg:x="10.891cm" svg:y="11.655cm"/>
      <draw:page-thumbnail draw:layer="backgroundobjects" svg:width="6.823cm" svg:height="5.117cm" svg:x="2.013cm" svg:y="19.331cm"/>
      <draw:page-thumbnail draw:layer="backgroundobjects" svg:width="6.823cm" svg:height="5.117cm" svg:x="10.891cm" svg:y="19.331cm"/>
      <draw:frame draw:style-name="Mgr1" draw:text-style-name="MP1" draw:layer="backgroundobjects" svg:width="8.561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61cm" svg:height="1.42cm" svg:x="11.16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61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61cm" svg:height="1.42cm" svg:x="11.168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iriusMurzim" style:page-layout-name="PM1" draw:style-name="Mdp1">
      <draw:frame presentation:style-name="Mpr1" draw:text-style-name="MP3" draw:layer="backgroundobjects" svg:width="15.027cm" svg:height="3.18cm" svg:x="4.765cm" svg:y="1.58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1.69cm" svg:height="12.001cm" svg:x="1.865cm" svg:y="5.29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frame draw:style-name="Mgr3" draw:text-style-name="MP5" draw:layer="backgroundobjects" svg:width="3.877cm" svg:height="3.775cm" svg:x="0.504cm" svg:y="1.027cm">
          <draw:image xlink:href="Pictures/10000000000003130000020B84D4B0B5.png" xlink:type="simple" xlink:show="embed" xlink:actuate="onLoad">
            <text:p/>
          </draw:image>
        </draw:frame>
        <draw:rect draw:style-name="Mgr4" draw:text-style-name="MP6" draw:layer="backgroundobjects" svg:width="3.877cm" svg:height="3.842cm" svg:x="0.504cm" svg:y="1.027cm">
          <text:p/>
        </draw:rect>
      </draw:g>
      <draw:line draw:style-name="Mgr5" draw:text-style-name="MP5" draw:layer="backgroundobjects" svg:x1="3.501cm" svg:y1="5.222cm" svg:x2="20.8cm" svg:y2="5.218cm">
        <text:p/>
      </draw:line>
      <draw:g>
        <draw:rect draw:style-name="Mgr4" draw:text-style-name="MP6" draw:layer="backgroundobjects" svg:width="3.877cm" svg:height="3.842cm" svg:x="20.089cm" svg:y="0.993cm">
          <text:p/>
        </draw:rect>
        <draw:frame draw:style-name="Mgr6" draw:text-style-name="MP6" draw:layer="backgroundobjects" svg:width="3.634cm" svg:height="3.67cm" svg:x="20.244cm" svg:y="1.078cm">
          <draw:image xlink:href="Pictures/100000000000012C0000012FB50E7525.jpg" xlink:type="simple" xlink:show="embed" xlink:actuate="onLoad">
            <text:p/>
          </draw:image>
        </draw:frame>
      </draw:g>
      <presentation:notes style:page-layout-name="PM0">
        <draw:page-thumbnail presentation:style-name="SiriusMurzim-title" draw:layer="backgroundobjects" svg:width="12.883cm" svg:height="9.839cm" svg:x="3.422cm" svg:y="2.73cm" presentation:class="page"/>
        <draw:frame presentation:style-name="SiriusMurzim-notes" draw:layer="backgroundobjects" svg:width="13.637cm" svg:height="10.922cm" svg:x="3.053cm" svg:y="13.525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3" draw:text-style-name="MP7" draw:layer="backgroundobjects" svg:width="5.917cm" svg:height="1.314cm" svg:x="18.211cm" svg:y="17.354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cm" svg:height="10.66cm" svg:x="2.889cm" svg:y="2.16cm" presentation:class="page"/>
        <draw:frame presentation:style-name="Default-notes" draw:layer="backgroundobjects" svg:width="15.783cm" svg:height="12.793cm" svg:x="1.973cm" svg:y="13.503cm" presentation:class="notes" presentation:placeholder="true">
          <draw:text-box/>
        </draw:frame>
        <draw:frame presentation:style-name="Mpr4" draw:text-style-name="MP8" draw:layer="backgroundobjects" svg:width="8.562cm" svg:height="1.421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7" draw:layer="backgroundobjects" svg:width="8.562cm" svg:height="1.421cm" svg:x="11.16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8" draw:layer="backgroundobjects" svg:width="8.562cm" svg:height="1.421cm" svg:x="0cm" svg:y="27.008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7" draw:layer="backgroundobjects" svg:width="8.562cm" svg:height="1.421cm" svg:x="11.167cm" svg:y="27.008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DeepskyLog</dc:title>
    <meta:initial-creator>Frank Tamsin</meta:initial-creator>
    <meta:creation-date>2000-03-30T20:21:28</meta:creation-date>
    <dc:creator>Wim De Meester</dc:creator>
    <dc:date>2012-05-30T13:42:38</dc:date>
    <meta:print-date>1998-04-08T17:45:40</meta:print-date>
    <dc:language>en-US</dc:language>
    <meta:editing-cycles>192</meta:editing-cycles>
    <meta:editing-duration>P2DT12H47M26S</meta:editing-duration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381cm"/>
    </style:style>
    <style:style style:name="co2" style:family="table-column">
      <style:table-column-properties fo:break-before="auto" style:column-width="5.943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80099" style:font-name="Tahoma" fo:font-size="28pt" style:font-size-asian="28pt" style:font-size-complex="28pt"/>
    </style:style>
    <style:style style:name="ce2" style:family="table-cell" style:parent-style-name="Default">
      <style:text-properties fo:font-size="28pt" style:font-size-asian="28pt" style:font-size-complex="2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/>
          <table:table-cell table:style-name="ce1" office:value-type="string">
            <text:p>Deepsky</text:p>
          </table:table-cell>
          <table:table-cell table:style-name="ce1" office:value-type="string">
            <text:p>Komete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antal waarnemers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52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antal waarnemingen</text:p>
          </table:table-cell>
          <table:table-cell table:style-name="ce1" office:value-type="float" office:value="29952">
            <text:p>29952</text:p>
          </table:table-cell>
          <table:table-cell table:style-name="ce1" office:value-type="float" office:value="1609">
            <text:p>160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arnemingen laatste jaar</text:p>
          </table:table-cell>
          <table:table-cell table:style-name="ce1" office:value-type="float" office:value="6505">
            <text:p>6505</text:p>
          </table:table-cell>
          <table:table-cell table:style-name="ce1" office:value-type="float" office:value="68">
            <text:p>6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Verschillende objecten</text:p>
          </table:table-cell>
          <table:table-cell table:style-name="ce1" office:value-type="float" office:value="4230">
            <text:p>4230</text:p>
          </table:table-cell>
          <table:table-cell table:style-name="ce1" office:value-type="float" office:value="62">
            <text:p>62</text:p>
          </table:table-cell>
          <table:table-cell table:number-columns-repeated="1021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US" style:font-name-asian="Tahoma1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4">04/04/2009</text:date>, <text:time>14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1.6000003814697pt" style:font-family-asian="Tahoma" style:font-family-generic-asian="system" style:font-pitch-asian="variable" style:font-size-asian="21.6000003814697pt" style:font-family-complex="Tahoma" style:font-family-generic-complex="system" style:font-pitch-complex="variable" style:font-size-complex="21.6000003814697pt"/>
    </style:style>
    <style:style style:name="ch3" style:family="chart">
      <style:graphic-properties draw:fill="solid" draw:fill-color="#d9d9d9" draw:fill-image-width="0cm" draw:fill-image-height="0cm"/>
      <style:text-properties fo:font-family="'Albany AMT'" style:font-family-generic="swiss" style:font-pitch="variable" fo:font-size="9.89999961853027pt" style:font-family-asian="Tahoma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4" style:family="chart">
      <style:chart-properties chart:symbol-type="automatic" chart:connect-bar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6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7" style:family="chart">
      <style:chart-properties chart:symbol-type="automatic" chart:symbol-width="0.173cm" chart:symbol-height="0.173cm"/>
      <style:graphic-properties svg:stroke-color="#800080" draw:fill-color="#800080"/>
      <style:text-properties fo:font-family="'Albany AMT'" style:font-family-generic="swiss" style:font-pitch="variable" fo:font-size="9.89999961853027pt" style:font-family-asian="Tahoma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8" style:family="chart">
      <style:graphic-properties draw:stroke="none" draw:fill="solid" draw:fill-color="#d9d9d9" draw:opacity="35%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29.246cm" svg:height="11.654cm" chart:class="chart:scatter" chart:style-name="ch1">
        <chart:title svg:x="4.592cm" svg:y="0.123cm" chart:style-name="ch2">
          <text:p>Deepsky waarnemingen per jaar</text:p>
        </chart:title>
        <chart:legend chart:legend-position="bottom" svg:x="17.86cm" svg:y="1.122cm" chart:style-name="ch3"/>
        <chart:plot-area chart:style-name="ch4" chart:data-source-has-labels="both" svg:x="0.329cm" svg:y="1.745cm" svg:width="22.231cm" svg:height="9.873cm">
          <chart:axis chart:dimension="x" chart:name="primary-x" chart:style-name="ch5">
            <chart:categories table:cell-range-address="local-table.$A$2:.$A$4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45" chart:label-cell-address="local-table.$C$1" chart:class="chart:scatter">
            <chart:domain table:cell-range-address="local-table.$B$2:.$B$4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ntal waarnemingen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967">
                <text:p>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969">
                <text:p>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971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975">
                <text:p>1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979">
                <text:p>19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980">
                <text:p>19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981">
                <text:p>19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982">
                <text:p>1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983">
                <text:p>19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984">
                <text:p>19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85">
                <text:p>19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986">
                <text:p>198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987">
                <text:p>198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988">
                <text:p>198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989">
                <text:p>198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90">
                <text:p>199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991">
                <text:p>199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992">
                <text:p>19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993">
                <text:p>199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994">
                <text:p>199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995">
                <text:p>199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996">
                <text:p>19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997">
                <text:p>199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998">
                <text:p>199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999">
                <text:p>199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000">
                <text:p>200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2001">
                <text:p>200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002">
                <text:p>200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2003">
                <text:p>200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004">
                <text:p>2004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2005">
                <text:p>200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2006">
                <text:p>2006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1058">
                <text:p>1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0.7000007629395pt" style:font-family-asian="Tahoma" style:font-family-generic-asian="system" style:font-pitch-asian="variable" style:font-size-asian="20.7000007629395pt" style:font-family-complex="Tahoma" style:font-family-generic-complex="system" style:font-pitch-complex="variable" style:font-size-complex="20.7000007629395pt"/>
    </style:style>
    <style:style style:name="ch3" style:family="chart">
      <style:graphic-properties draw:fill="none" draw:fill-color="#d9d9d9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false" chart:logarithmic="false" chart:reverse-direction="true" text:line-break="false" chart:link-data-style-to-source="false" chart:visibl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chart:axis-position="end" style:direction="ltr"/>
      <style:graphic-properties draw:stroke="solid" svg:stroke-width="0cm" svg:stroke-color="#000000"/>
      <style:text-properties fo:font-family="'Albany AMT'" style:font-family-generic="swiss" style:font-pitch="variable" fo:font-size="10.8999996185303pt" style:font-family-asian="Tahoma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7" style:family="chart">
      <style:graphic-properties draw:fill-color="#ff6f00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ff6f00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800080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666666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6b4794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280099"/>
    </style:style>
    <style:style style:name="ch13" style:family="chart">
      <style:chart-properties chart:solid-type="cuboid" chart:data-label-number="value" chart:data-label-text="false" chart:data-label-symbol="false"/>
      <style:graphic-properties draw:fill-color="#7da647"/>
    </style:style>
    <style:style style:name="ch14" style:family="chart">
      <style:chart-properties chart:solid-type="cuboid" chart:data-label-number="value" chart:data-label-text="false" chart:data-label-symbol="false"/>
      <style:graphic-properties draw:fill-color="#e6e64c"/>
    </style:style>
    <style:style style:name="ch15" style:family="chart">
      <style:graphic-properties draw:stroke="none" draw:fill="none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25.401cm" svg:height="11.271cm" chart:class="chart:circle" chart:style-name="ch1">
        <chart:title svg:x="6.532cm" svg:y="0.223cm" chart:style-name="ch2">
          <text:p>Aandeel objecttypes in waarnemingen</text:p>
        </chart:title>
        <chart:legend chart:legend-position="end" svg:x="18.943cm" svg:y="3.901cm" chart:style-name="ch3"/>
        <chart:plot-area chart:style-name="ch4" chart:data-source-has-labels="both" svg:x="0.508cm" svg:y="1.485cm" svg:width="19.316cm" svg:height="9.562cm">
          <chart:axis chart:dimension="x" chart:name="primary-x" chart:style-name="ch5">
            <chart:categories table:cell-range-address="local-table.$A$2:.$A$8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errenstelsels</text:p>
              </table:table-cell>
              <table:table-cell office:value-type="float" office:value="19964">
                <text:p>19964</text:p>
              </table:table-cell>
            </table:table-row>
            <table:table-row>
              <table:table-cell office:value-type="string">
                <text:p>Open sterrenhopen</text:p>
              </table:table-cell>
              <table:table-cell office:value-type="float" office:value="8934">
                <text:p>8934</text:p>
              </table:table-cell>
            </table:table-row>
            <table:table-row>
              <table:table-cell office:value-type="string">
                <text:p>Bolhopen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Planetaire nevels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Sterrenhopen met nevel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Heldere nevels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Donkere nevels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2pt" style:font-family-asian="Tahoma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ch3" style:family="chart">
      <style:graphic-properties draw:fill="solid" draw:fill-color="#d9d9d9"/>
      <style:text-properties fo:font-family="'Albany AMT'" style:font-family-generic="swiss" style:font-pitch="variable" fo:font-size="10.1000003814697pt" style:font-family-asian="Tahoma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symbol-type="automatic" chart:connect-bars="false" chart:treat-empty-cells="ignor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'Albany AMT'" style:font-family-generic="swiss" style:font-pitch="variable" fo:font-size="11.8999996185303pt" style:font-family-asian="Tahoma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text-overlap="false" chart:reverse-direction="false" text:line-break="false" chart:label-arrangement="side-by-side" chart:link-data-style-to-source="false" chart:visible="true" chart:axis-position="0" chart:axis-label-position="outside-minimum" chart:tick-mark-position="at-labels" style:direction="ltr"/>
      <style:graphic-properties draw:stroke="solid" svg:stroke-width="0cm" svg:stroke-color="#000000"/>
      <style:text-properties fo:font-family="'Albany AMT'" style:font-family-generic="swiss" style:font-pitch="variable" fo:font-size="11.8999996185303pt" style:font-family-asian="Tahoma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7" style:family="chart">
      <style:chart-properties chart:symbol-type="automatic" chart:symbol-width="0.176cm" chart:symbol-height="0.176cm"/>
      <style:graphic-properties svg:stroke-color="#800080" draw:fill-color="#800080"/>
      <style:text-properties fo:font-family="'Albany AMT'" style:font-family-generic="swiss" style:font-pitch="variable" fo:font-size="10.1000003814697pt" style:font-family-asian="Tahoma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 draw:opacity="35%"/>
    </style:style>
    <style:style style:name="ch9" style:family="chart">
      <style:graphic-properties draw:stroke="none" draw:fill-color="#999999"/>
    </style:style>
  </office:automatic-styles>
  <office:body>
    <office:chart>
      <chart:chart svg:width="26.541cm" svg:height="12.101cm" chart:class="chart:scatter" chart:style-name="ch1">
        <chart:title svg:x="7.994cm" svg:y="0.242cm" chart:style-name="ch2">
          <text:p>Komeet waarnemingen per jaar</text:p>
        </chart:title>
        <chart:legend chart:legend-position="end" svg:x="18.605cm" svg:y="1.184cm" chart:style-name="ch3"/>
        <chart:plot-area chart:style-name="ch4" chart:data-source-has-labels="both" svg:x="4.685cm" svg:y="1.185cm" svg:width="18.559cm" svg:height="10.264cm">
          <chart:axis chart:dimension="x" chart:name="primary-x" chart:style-name="ch5">
            <chart:categories table:cell-range-address="local-table.$A$2:.$A$2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29" chart:label-cell-address="local-table.$C$1" chart:class="chart:scatter">
            <chart:domain table:cell-range-address="local-table.$B$2:.$B$29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ntal waarnemingen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</table:table-cell>
              <table:table-cell office:value-type="float" office:value="1983">
                <text:p>1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6">
                <text:p>1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002">
                <text:p>200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2003">
                <text:p>20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004">
                <text:p>20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2005">
                <text:p>20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006">
                <text:p>200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